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9000001A5F6D440C9.png" manifest:media-type="image/png"/>
  <manifest:file-entry manifest:full-path="Pictures/100002010000043C000000B14502FDAE.png" manifest:media-type="image/png"/>
  <manifest:file-entry manifest:full-path="Pictures/1000020100000453000000936D7F3F9B.png" manifest:media-type="image/png"/>
  <manifest:file-entry manifest:full-path="Pictures/100002010000023D0000008683A91834.png" manifest:media-type="image/png"/>
  <manifest:file-entry manifest:full-path="Pictures/100002010000035F000001A899DE02C9.png" manifest:media-type="image/png"/>
  <manifest:file-entry manifest:full-path="Pictures/10000201000003CE000000E1114B117E.png" manifest:media-type="image/png"/>
  <manifest:file-entry manifest:full-path="Pictures/100002010000024C000000F0D505D84D.png" manifest:media-type="image/png"/>
  <manifest:file-entry manifest:full-path="Pictures/100002010000044B000000E41944C01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3.526cm" draw:z-index="0"><draw:image xlink:href="Pictures/100002010000044B000000E41944C013.png" xlink:type="simple" xlink:show="embed" xlink:actuate="onLoad"/></draw:frame></text:p>
      <text:p text:style-name="Standard"><draw:frame draw:style-name="fr2" draw:name="Imagem2" text:anchor-type="paragraph" svg:width="15.559cm" svg:height="6.35cm" draw:z-index="1"><draw:image xlink:href="Pictures/100002010000024C000000F0D505D84D.png" xlink:type="simple" xlink:show="embed" xlink:actuate="onLoad"/></draw:frame></text:p>
      <text:p text:style-name="Standard"><draw:frame draw:style-name="fr1" draw:name="Imagem3" text:anchor-type="paragraph" svg:width="17cm" svg:height="3.926cm" draw:z-index="2"><draw:image xlink:href="Pictures/10000201000003CE000000E1114B117E.png" xlink:type="simple" xlink:show="embed" xlink:actuate="onLoad"/></draw:frame></text:p>
      <text:p text:style-name="Standard"><draw:frame draw:style-name="fr1" draw:name="Imagem4" text:anchor-type="paragraph" svg:width="17cm" svg:height="8.35cm" draw:z-index="3"><draw:image xlink:href="Pictures/100002010000035F000001A899DE02C9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Imagem5" text:anchor-type="paragraph" svg:width="15.162cm" svg:height="3.545cm" draw:z-index="4"><draw:image xlink:href="Pictures/100002010000023D0000008683A91834.png" xlink:type="simple" xlink:show="embed" xlink:actuate="onLoad"/></draw:frame><text:soft-page-break/></text:p>
      <text:p text:style-name="Standard"><draw:frame draw:style-name="fr1" draw:name="Imagem6" text:anchor-type="paragraph" svg:width="17cm" svg:height="2.256cm" draw:z-index="5"><draw:image xlink:href="Pictures/1000020100000453000000936D7F3F9B.png" xlink:type="simple" xlink:show="embed" xlink:actuate="onLoad"/></draw:frame></text:p>
      <text:p text:style-name="Standard"><draw:frame draw:style-name="fr1" draw:name="Imagem7" text:anchor-type="paragraph" svg:width="17cm" svg:height="2.775cm" draw:z-index="6"><draw:image xlink:href="Pictures/100002010000043C000000B14502FDAE.png" xlink:type="simple" xlink:show="embed" xlink:actuate="onLoad"/></draw:frame></text:p>
      <text:p text:style-name="Standard"><draw:frame draw:style-name="fr1" draw:name="Imagem8" text:anchor-type="paragraph" svg:width="17cm" svg:height="7.149cm" draw:z-index="7"><draw:image xlink:href="Pictures/10000201000003E9000001A5F6D440C9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21:43.291000000</meta:creation-date>
    <dc:date>2018-04-03T14:22:45.271000000</dc:date>
    <meta:editing-duration>P0D</meta:editing-duration>
    <meta:editing-cycles>1</meta:editing-cycles>
    <meta:document-statistic meta:table-count="0" meta:image-count="8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